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7.73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35" style:family="table-cell" style:parent-style-name="Default">
      <style:text-properties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size-asian="9.5pt" style:font-size-complex="9.5pt"/>
    </style:style>
    <style:style style:name="T3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4" style:family="text">
      <style:text-properties style:font-name="Consolas" fo:font-size="10pt" style:font-name-asian="Consolas" style:font-name-complex="Consolas" style:font-size-asian="10pt" style:font-size-complex="10pt" fo:color="#0000c0"/>
    </style:style>
    <style:style style:name="T5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6" style:family="text">
      <style:text-properties fo:color="#0000c0" fo:font-size="10pt" style:font-size-asian="10pt" style:font-size-complex="10pt"/>
    </style:style>
    <style:style style:name="T7" style:family="text">
      <style:text-properties fo:font-size="10pt" style:font-size-asian="10pt" style:font-size-complex="10pt" fo:color="#000000"/>
    </style:style>
    <style:style style:name="T8" style:family="text">
      <style:text-properties fo:font-size="10pt" style:font-size-asian="10pt" style:font-size-complex="10pt" fo:color="#0000c0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c0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5" office:value-type="string" calcext:value-type="string">
            <text:p>damareaact</text:p>
          </table:table-cell>
          <table:table-cell/>
          <table:table-cell table:style-name="ce31" office:value-type="string" calcext:value-type="string">
            <text:p>actual reservoir area (including small ones)</text:p>
          </table:table-cell>
          <table:table-cell office:value-type="string" calcext:value-type="string">
            <text:p>m²</text:p>
          </table:table-cell>
          <table:table-cell/>
          <table:table-cell table:style-name="ce25"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ry_dens</text:p>
          </table:table-cell>
          <table:table-cell/>
          <table:table-cell office:value-type="string" calcext:value-type="string">
            <text:p>dry bulk density of the sediment deposited in the subbasin's reservoir [ton/m**3]</text:p>
          </table:table-cell>
          <table:table-cell table:number-columns-repeated="3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9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lake_vollost</text:p>
          </table:table-cell>
          <table:table-cell/>
          <table:table-cell table:style-name="ce31" office:value-type="string" calcext:value-type="string">
            <text:p>storage capacity reduction of the hypothetical representative reservoir from each class(-) ???</text:p>
          </table:table-cell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subasin</text:span><text:span text:style-name="T5">,5</text:span></text:p>
          </table:table-cell>
          <table:table-cell table:number-columns-repeated="2"/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common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2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ommon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res_qout</text:p>
          </table:table-cell>
          <table:table-cell/>
          <table:table-cell table:style-name="ce31" office:value-type="string" calcext:value-type="string">
            <text:p>total outflow discharge in the sub-basin's reservoir</text:p>
          </table:table-cell>
          <table:table-cell table:style-name="ce31" office:value-type="string" calcext:value-type="string">
            <text:p>m**3/s</text:p>
          </table:table-cell>
          <table:table-cell/>
          <table:table-cell table:style-name="ce35" office:value-type="string" calcext:value-type="string">
            <text:p><text:span text:style-name="T3">366*</text:span><text:span text:style-name="T4">nt</text:span><text:span text:style-name="T5">,</text:span><text:span text:style-name="T4">n_reservoir</text:span>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2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6">subasin</text:span><text:span text:style-name="T7">,</text:span><text:span text:style-name="T8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(? seems to be the sediments LEAVING the reach, otentially going into reservoir)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sediment_out</text:p>
          </table:table-cell>
          <table:table-cell/>
          <table:table-cell table:style-name="ce31" office:value-type="string" calcext:value-type="string">
            <text:p>sediment leaving reach/subbasin for each particle size class k</text:p>
          </table:table-cell>
          <table:table-cell table:style-name="ce31" office:value-type="string" calcext:value-type="string">
            <text:p>tons/timestep</text:p>
          </table:table-cell>
          <table:table-cell/>
          <table:table-cell table:style-name="ce35" office:value-type="string" calcext:value-type="string">
            <text:p><text:span text:style-name="T10">subasin</text:span><text:span text:style-name="T5">,</text:span><text:span text:style-name="T4">n_sed_class</text:span>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 table:number-rows-repeated="3154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C9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.00.0000</text:date>, <text:time style:data-style-name="N2" text:time-value="13:26:36.5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creation-date>2005-06-23T12:25:26</meta:creation-date>
    <dc:date>2021-07-12T15:25:24.962000000</dc:date>
    <meta:editing-cycles>278</meta:editing-cycles>
    <meta:editing-duration>P12DT23H57M31S</meta:editing-duration>
    <meta:document-statistic meta:table-count="3" meta:cell-count="2613" meta:object-count="0"/>
    <meta:user-defined meta:name="Info 1"/>
    <meta:user-defined meta:name="Info 2"/>
    <meta:user-defined meta:name="Info 3"/>
    <meta:user-defined meta:name="Info 4"/>
  </office:meta>
</office:document-meta>
</file>